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InstructionSet" style:family="table">
      <style:table-properties style:width="4.6965in" fo:margin-left="0.6972in" fo:margin-right="1.5313in" table:align="margins"/>
    </style:style>
    <style:style style:name="InstructionSet.A" style:family="table-column">
      <style:table-column-properties style:column-width="1.6146in" style:rel-column-width="2325*"/>
    </style:style>
    <style:style style:name="InstructionSet.B" style:family="table-column">
      <style:table-column-properties style:column-width="1.3458in" style:rel-column-width="1938*"/>
    </style:style>
    <style:style style:name="InstructionSet.C" style:family="table-column">
      <style:table-column-properties style:column-width="1.7361in" style:rel-column-width="2500*"/>
    </style:style>
    <style:style style:name="InstructionSet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InstructionSet.C1" style:family="table-cell">
      <style:table-cell-properties fo:padding="0.0382in" fo:border="0.0007in solid #000000"/>
    </style:style>
    <style:style style:name="InstructionSet.A2" style:family="table-cell">
      <style:table-cell-properties fo:padding="0.0382in" fo:border-left="0.0007in solid #000000" fo:border-right="none" fo:border-top="none" fo:border-bottom="0.0007in solid #000000"/>
    </style:style>
    <style:style style:name="InstructionSet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InstructionSet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Preformatted_20_Text"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2" style:family="paragraph" style:parent-style-name="Preformatted_20_Text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3" style:family="paragraph" style:parent-style-name="Table_20_Contents">
      <style:text-properties style:font-name="Times New Roman1" fo:font-size="10pt" style:font-name-asian="Times New Roman1" style:font-size-asian="10pt" style:font-name-complex="Times New Roman1" style:font-size-complex="10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j8cm_alc.doc</text:p>
      <text:p text:style-name="Preformatted_20_Text"><text:s/>Jay Babel</text:p>
      <text:p text:style-name="Preformatted_20_Text"><text:s/>cmsc265</text:p>
      <text:p text:style-name="Preformatted_20_Text"><text:s/>Spring 1995</text:p>
      <text:p text:style-name="Preformatted_20_Text"/>
      <text:p text:style-name="Preformatted_20_Text"><text:tab/><text:tab/><text:tab/><text:tab/><text:tab/><text:tab/>J8CM Assembly Language Compiler</text:p>
      <text:p text:style-name="Preformatted_20_Text"/>
      <text:p text:style-name="Preformatted_20_Text"><text:s/>A menu driven compiler for Jay's 8-bit Computer Model.</text:p>
      <text:p text:style-name="Preformatted_20_Text"/>
      <text:p text:style-name="Preformatted_20_Text"><text:s/>Assembly Language Source Code</text:p>
      <text:p text:style-name="Preformatted_20_Text"/>
      <text:p text:style-name="Preformatted_20_Text"><text:tab/>Psuedoinstructions are as per Simple Computer handout. Comments are handled slightly different. Comments are placed between asterisks. When the compiler encounters an "*" it ignores all text that follows, until it encounters another "*".</text:p>
      <text:p text:style-name="Preformatted_20_Text"><text:tab/>Label declarations require a ":". Labels can be no longer than 5 characters.</text:p>
      <text:p text:style-name="Preformatted_20_Text"/>
      <text:p text:style-name="Preformatted_20_Text"><text:s/>Psuedoinstructions:</text:p>
      <text:p text:style-name="Preformatted_20_Text"><text:tab/><text:tab/><text:tab/><text:tab/><text:tab/><text:tab/><text:tab/>EQU</text:p>
      <text:p text:style-name="Preformatted_20_Text"><text:tab/><text:tab/><text:tab/><text:tab/><text:tab/><text:tab/><text:tab/>DAT</text:p>
      <text:p text:style-name="Preformatted_20_Text"><text:tab/><text:tab/><text:tab/><text:tab/><text:tab/><text:tab/><text:tab/>ORG</text:p>
      <text:p text:style-name="Preformatted_20_Text"><text:tab/><text:tab/><text:tab/><text:tab/><text:tab/><text:tab/><text:tab/>END</text:p>
      <text:p text:style-name="Preformatted_20_Text"><text:tab/><text:tab/><text:tab/><text:tab/><text:tab/><text:tab/><text:tab/>*</text:p>
      <text:p text:style-name="Preformatted_20_Text"><text:tab/><text:tab/><text:tab/><text:tab/><text:tab/><text:tab/><text:tab/>:</text:p>
      <text:p text:style-name="Preformatted_20_Text"/>
      <text:p text:style-name="Preformatted_20_Text"><text:tab/>Machine instructions are as per Simple Computer handout where applicable. The J8CM has a larger instruction set than Simple Computer. (Simple Computer was the tool used in the computer architecture class)</text:p>
      <text:p text:style-name="Preformatted_20_Text"/>
      <text:p text:style-name="Preformatted_20_Text"><text:s/>Instruction Set:</text:p>
      <text:p text:style-name="Preformatted_20_Text"><text:tab/><text:tab/></text:p>
      <table:table table:name="InstructionSet" table:style-name="InstructionSet">
        <table:table-column table:style-name="InstructionSet.A"/>
        <table:table-column table:style-name="InstructionSet.B"/>
        <table:table-column table:style-name="InstructionSet.C"/>
        <table:table-row>
          <table:table-cell table:style-name="InstructionSet.A1" office:value-type="string">
            <text:p text:style-name="P2">Mnemonic</text:p>
          </table:table-cell>
          <table:table-cell table:style-name="InstructionSet.A1" office:value-type="string">
            <text:p text:style-name="P2">ML Code (decimal)</text:p>
          </table:table-cell>
          <table:table-cell table:style-name="InstructionSet.C1" office:value-type="string">
            <text:p text:style-name="P2"><text:s text:c="4"/># Args</text:p>
          </table:table-cell>
        </table:table-row>
        <table:table-row>
          <table:table-cell table:style-name="InstructionSet.A2" office:value-type="string">
            <text:p text:style-name="P1">ADD</text:p>
          </table:table-cell>
          <table:table-cell table:style-name="InstructionSet.B2" office:value-type="float" office:value="2">
            <text:p text:style-name="P3">2</text:p>
          </table:table-cell>
          <table:table-cell table:style-name="InstructionSet.C2" office:value-type="float" office:value="1">
            <text:p text:style-name="P3">1</text:p>
          </table:table-cell>
        </table:table-row>
        <table:table-row>
          <table:table-cell table:style-name="InstructionSet.A2" office:value-type="string">
            <text:p text:style-name="P3">ASR</text:p>
          </table:table-cell>
          <table:table-cell table:style-name="InstructionSet.B2" office:value-type="float" office:value="16">
            <text:p text:style-name="P3">16</text:p>
          </table:table-cell>
          <table:table-cell table:style-name="InstructionSet.C2" office:value-type="float" office:value="0">
            <text:p text:style-name="P3">0</text:p>
          </table:table-cell>
        </table:table-row>
        <table:table-row>
          <table:table-cell table:style-name="InstructionSet.A2" office:value-type="string">
            <text:p text:style-name="P3">DEC</text:p>
          </table:table-cell>
          <table:table-cell table:style-name="InstructionSet.B2" office:value-type="float" office:value="11">
            <text:p text:style-name="P3">11</text:p>
          </table:table-cell>
          <table:table-cell table:style-name="InstructionSet.C2" office:value-type="float" office:value="0">
            <text:p text:style-name="P3">0</text:p>
          </table:table-cell>
        </table:table-row>
        <table:table-row>
          <table:table-cell table:style-name="InstructionSet.A2" office:value-type="string">
            <text:p text:style-name="P3">GSB</text:p>
          </table:table-cell>
          <table:table-cell table:style-name="InstructionSet.B2" office:value-type="float" office:value="12">
            <text:p text:style-name="P3">12</text:p>
          </table:table-cell>
          <table:table-cell table:style-name="InstructionSet.C2" office:value-type="float" office:value="1">
            <text:p text:style-name="P3">1</text:p>
          </table:table-cell>
        </table:table-row>
        <table:table-row>
          <table:table-cell table:style-name="InstructionSet.A2" office:value-type="string">
            <text:p text:style-name="P3">HLT</text:p>
          </table:table-cell>
          <table:table-cell table:style-name="InstructionSet.B2" office:value-type="float" office:value="9">
            <text:p text:style-name="P3">9</text:p>
          </table:table-cell>
          <table:table-cell table:style-name="InstructionSet.C2" office:value-type="float" office:value="1">
            <text:p text:style-name="P3">1</text:p>
          </table:table-cell>
        </table:table-row>
        <table:table-row>
          <table:table-cell table:style-name="InstructionSet.A2" office:value-type="string">
            <text:p text:style-name="P3">INC</text:p>
          </table:table-cell>
          <table:table-cell table:style-name="InstructionSet.B2" office:value-type="float" office:value="10">
            <text:p text:style-name="P3">10</text:p>
          </table:table-cell>
          <table:table-cell table:style-name="InstructionSet.C2" office:value-type="float" office:value="0">
            <text:p text:style-name="P3">0</text:p>
          </table:table-cell>
        </table:table-row>
        <table:table-row>
          <table:table-cell table:style-name="InstructionSet.A2" office:value-type="string">
            <text:p text:style-name="P3">INP</text:p>
          </table:table-cell>
          <table:table-cell table:style-name="InstructionSet.B2" office:value-type="float" office:value="0">
            <text:p text:style-name="P3">0</text:p>
          </table:table-cell>
          <table:table-cell table:style-name="InstructionSet.C2" office:value-type="float" office:value="1">
            <text:p text:style-name="P3">1</text:p>
          </table:table-cell>
        </table:table-row>
        <table:table-row>
          <table:table-cell table:style-name="InstructionSet.A2" office:value-type="string">
            <text:p text:style-name="P3">JMP</text:p>
          </table:table-cell>
          <table:table-cell table:style-name="InstructionSet.B2" office:value-type="float" office:value="6">
            <text:p text:style-name="P3">6</text:p>
          </table:table-cell>
          <table:table-cell table:style-name="InstructionSet.C2" office:value-type="float" office:value="1">
            <text:p text:style-name="P3">1</text:p>
          </table:table-cell>
        </table:table-row>
        <table:table-row>
          <table:table-cell table:style-name="InstructionSet.A2" office:value-type="string">
            <text:p text:style-name="P3">JNG</text:p>
          </table:table-cell>
          <table:table-cell table:style-name="InstructionSet.B2" office:value-type="float" office:value="7">
            <text:p text:style-name="P3">7</text:p>
          </table:table-cell>
          <table:table-cell table:style-name="InstructionSet.C2" office:value-type="float" office:value="1">
            <text:p text:style-name="P3">1</text:p>
          </table:table-cell>
        </table:table-row>
        <table:table-row>
          <table:table-cell table:style-name="InstructionSet.A2" office:value-type="string">
            <text:p text:style-name="P3">LOD</text:p>
          </table:table-cell>
          <table:table-cell table:style-name="InstructionSet.B2" office:value-type="float" office:value="4">
            <text:p text:style-name="P3">4</text:p>
          </table:table-cell>
          <table:table-cell table:style-name="InstructionSet.C2" office:value-type="float" office:value="1">
            <text:p text:style-name="P3">1</text:p>
          </table:table-cell>
        </table:table-row>
        <table:table-row>
          <table:table-cell table:style-name="InstructionSet.A2" office:value-type="string">
            <text:p text:style-name="P3">LSL</text:p>
          </table:table-cell>
          <table:table-cell table:style-name="InstructionSet.B2" office:value-type="float" office:value="15">
            <text:p text:style-name="P3">15</text:p>
          </table:table-cell>
          <table:table-cell table:style-name="InstructionSet.C2" office:value-type="float" office:value="0">
            <text:p text:style-name="P3">0</text:p>
          </table:table-cell>
        </table:table-row>
        <table:table-row>
          <table:table-cell table:style-name="InstructionSet.A2" office:value-type="string">
            <text:p text:style-name="P3">LSR</text:p>
          </table:table-cell>
          <table:table-cell table:style-name="InstructionSet.B2" office:value-type="float" office:value="14">
            <text:p text:style-name="P3">14</text:p>
          </table:table-cell>
          <table:table-cell table:style-name="InstructionSet.C2" office:value-type="float" office:value="0">
            <text:p text:style-name="P3">0</text:p>
          </table:table-cell>
        </table:table-row>
        <table:table-row>
          <table:table-cell table:style-name="InstructionSet.A2" office:value-type="string">
            <text:p text:style-name="P3">OUT</text:p>
          </table:table-cell>
          <table:table-cell table:style-name="InstructionSet.B2" office:value-type="float" office:value="1">
            <text:p text:style-name="P3">1</text:p>
          </table:table-cell>
          <table:table-cell table:style-name="InstructionSet.C2" office:value-type="float" office:value="1">
            <text:p text:style-name="P3">1</text:p>
          </table:table-cell>
        </table:table-row>
        <table:table-row>
          <table:table-cell table:style-name="InstructionSet.A2" office:value-type="string">
            <text:p text:style-name="P3">POP</text:p>
          </table:table-cell>
          <table:table-cell table:style-name="InstructionSet.B2" office:value-type="float" office:value="18">
            <text:p text:style-name="P3">18</text:p>
          </table:table-cell>
          <table:table-cell table:style-name="InstructionSet.C2" office:value-type="float" office:value="0">
            <text:p text:style-name="P3">0</text:p>
          </table:table-cell>
        </table:table-row>
        <table:table-row>
          <table:table-cell table:style-name="InstructionSet.A2" office:value-type="string">
            <text:p text:style-name="P3">PSH</text:p>
          </table:table-cell>
          <table:table-cell table:style-name="InstructionSet.B2" office:value-type="float" office:value="17">
            <text:p text:style-name="P3">17</text:p>
          </table:table-cell>
          <table:table-cell table:style-name="InstructionSet.C2" office:value-type="float" office:value="0">
            <text:p text:style-name="P3">0</text:p>
          </table:table-cell>
        </table:table-row>
        <table:table-row>
          <table:table-cell table:style-name="InstructionSet.A2" office:value-type="string">
            <text:p text:style-name="P3">RTN</text:p>
          </table:table-cell>
          <table:table-cell table:style-name="InstructionSet.B2" office:value-type="float" office:value="13">
            <text:p text:style-name="P3">13</text:p>
          </table:table-cell>
          <table:table-cell table:style-name="InstructionSet.C2" office:value-type="float" office:value="0">
            <text:p text:style-name="P3">0</text:p>
          </table:table-cell>
        </table:table-row>
        <table:table-row>
          <table:table-cell table:style-name="InstructionSet.A2" office:value-type="string">
            <text:p text:style-name="P3">STO</text:p>
          </table:table-cell>
          <table:table-cell table:style-name="InstructionSet.B2" office:value-type="float" office:value="5">
            <text:p text:style-name="P3">5</text:p>
          </table:table-cell>
          <table:table-cell table:style-name="InstructionSet.C2" office:value-type="float" office:value="1">
            <text:p text:style-name="P3">1</text:p>
          </table:table-cell>
        </table:table-row>
        <table:table-row>
          <table:table-cell table:style-name="InstructionSet.A2" office:value-type="string">
            <text:p text:style-name="P3">SUB</text:p>
          </table:table-cell>
          <table:table-cell table:style-name="InstructionSet.B2" office:value-type="float" office:value="3">
            <text:p text:style-name="P3">3</text:p>
          </table:table-cell>
          <table:table-cell table:style-name="InstructionSet.C2" office:value-type="float" office:value="1">
            <text:p text:style-name="P3">1</text:p>
          </table:table-cell>
        </table:table-row>
      </table:table>
      <text:p text:style-name="Preformatted_20_Text"/>
      <text:p text:style-name="Preformatted_20_Text"><text:soft-page-break/><text:s/>The Compiler</text:p>
      <text:p text:style-name="Preformatted_20_Text"/>
      <text:p text:style-name="Preformatted_20_Text"><text:s text:c="2"/>The source file must have a ".asm" extender. When a filename is entered</text:p>
      <text:p text:style-name="Preformatted_20_Text"><text:s/>the ".asm" extender is appended automatically.</text:p>
      <text:p text:style-name="Preformatted_20_Text"/>
      <text:p text:style-name="Preformatted_20_Text"><text:s/>The compiler looks for a file on drive a: named "xinstr.set". This file</text:p>
      <text:p text:style-name="Preformatted_20_Text"><text:s/>contains the instruction set mnemonics and their machine language</text:p>
      <text:p text:style-name="Preformatted_20_Text"><text:s/>equivalents.</text:p>
      <text:p text:style-name="Preformatted_20_Text"><text:s/>"xinstr.set" is read into a binary search tree.</text:p>
      <text:p text:style-name="Preformatted_20_Text"/>
      <text:p text:style-name="Preformatted_20_Text"><text:s/>Pass 1 places labels and their associated values into a</text:p>
      <text:p text:style-name="Preformatted_20_Text"><text:s/>binary search tree or symbol tree. Syntax and error checking.</text:p>
      <text:p text:style-name="Preformatted_20_Text"><text:s/>If no errors are found pass 2 is enabled.</text:p>
      <text:p text:style-name="Preformatted_20_Text"/>
      <text:p text:style-name="Preformatted_20_Text"><text:s/>The symbol tree is saved using the source filename with a ".sym" extender.</text:p>
      <text:p text:style-name="Preformatted_20_Text"><text:s/>Creates file &lt;error.log&gt; when compiler is called any existing error log</text:p>
      <text:p text:style-name="Preformatted_20_Text"><text:s/>file is deleted.</text:p>
      <text:p text:style-name="Preformatted_20_Text"/>
      <text:p text:style-name="Preformatted_20_Text">Pass 2</text:p>
      <text:p text:style-name="Preformatted_20_Text"><text:s/>1. creates an integer file using the source filename and an ".obj" extender.</text:p>
      <text:p text:style-name="Preformatted_20_Text"><text:tab/> The object file contains the address count, ML instruction code, and</text:p>
      <text:p text:style-name="Preformatted_20_Text"><text:tab/> the ML instruction argument.</text:p>
      <text:p text:style-name="Preformatted_20_Text"><text:s/>2. outputs to the screen a line by line comparison of the object and source</text:p>
      <text:p text:style-name="Preformatted_20_Text"><text:tab/> files. saves in file using filename and ".sum" extender.</text:p>
      <text:p text:style-name="Preformatted_20_Text"><text:s/>3. creates a bootable file using object filename and an ".ldr" extender.</text:p>
      <text:p text:style-name="Preformatted_20_Text"/>
      <text:p text:style-name="Preformatted_20_Text"><text:tab/> File Summary</text:p>
      <text:p text:style-name="Preformatted_20_Text"/>
      <text:p text:style-name="Preformatted_20_Text"><text:tab/> a:error.log <text:s text:c="3"/>- Created during Pass 1. Contains Pass 1 errors.</text:p>
      <text:p text:style-name="Preformatted_20_Text"><text:tab/><text:tab/><text:tab/><text:tab/><text:tab/><text:tab/><text:tab/>Deleted when compiler is called.</text:p>
      <text:p text:style-name="Preformatted_20_Text"><text:tab/> a:xinstr.set <text:s text:c="2"/>- Created with &lt;opcoedit.exe&gt;. Contains mnemonic to ML data.</text:p>
      <text:p text:style-name="Preformatted_20_Text"><text:tab/><text:tab/><text:tab/><text:tab/><text:tab/><text:tab/><text:tab/>Instruction tree is created with &lt;instr.set&gt; before the</text:p>
      <text:p text:style-name="Preformatted_20_Text"><text:tab/><text:tab/><text:tab/><text:tab/><text:tab/><text:tab/><text:tab/>main menu is displayed.</text:p>
      <text:p text:style-name="Preformatted_20_Text"><text:tab/> &lt;filename&gt;.asm – Assembler (text) source file.</text:p>
      <text:p text:style-name="Preformatted_20_Text"><text:tab/> &lt;filename&gt;.sym - Created from &lt;filename&gt;.src by Pass 1. Contains the</text:p>
      <text:p text:style-name="Preformatted_20_Text"><text:tab/><text:tab/><text:tab/><text:tab/><text:tab/><text:tab/><text:tab/>symbol table data.</text:p>
      <text:p text:style-name="Preformatted_20_Text"><text:tab/> &lt;filename&gt;.obj - Created from &lt;filename&gt;.src by Pass 2. Contains the</text:p>
      <text:p text:style-name="Preformatted_20_Text"><text:tab/><text:tab/><text:tab/><text:tab/><text:tab/><text:tab/><text:tab/>address count, ML instruction code, and the</text:p>
      <text:p text:style-name="Preformatted_20_Text"><text:tab/><text:tab/><text:tab/><text:tab/><text:tab/><text:tab/><text:tab/>ML instruction argument.</text:p>
      <text:p text:style-name="Preformatted_20_Text"><text:tab/> &lt;filename&gt;.sum - Created from &lt;filename&gt;.src by Pass 2. Contains summary</text:p>
      <text:p text:style-name="Preformatted_20_Text"><text:tab/><text:tab/><text:tab/><text:tab/><text:tab/><text:tab/><text:tab/>data. Line by line comparison of object and source codes.</text:p>
      <text:p text:style-name="Preformatted_20_Text"><text:tab/> &lt;filename&gt;.ldr - Created from &lt;filename&gt;.obj at the end of Pass 2.</text:p>
      <text:p text:style-name="Preformatted_20_Text"><text:tab/><text:tab/><text:tab/><text:tab/><text:tab/><text:tab/><text:tab/>Contains an integer listing for a boot and execute</text:p>
      <text:p text:style-name="Preformatted_20_Text"><text:tab/><text:tab/><text:tab/><text:tab/><text:tab/><text:tab/><text:tab/>file.</text:p>
      <text:p text:style-name="Preformatted_20_Text"/>
      <text:p text:style-name="Preformatted_20_Text"/>
      <text:p text:style-name="Preformatted_20_Text"><text:s/>J8CM AL Compiler Bugs</text:p>
      <text:p text:style-name="Preformatted_20_Text"/>
      <text:p text:style-name="Preformatted_20_Text"><text:s/>Pass 1 errors if labels contain instruction mnemonic substrings. (i.e.</text:p>
      <text:p text:style-name="Preformatted_20_Text">if STOP is used as a label it will produce a pass 1 error - illegal label.</text:p>
      <text:p text:style-name="Preformatted_20_Text">The STO instruction produces a match when the instruction tree is searched,</text:p>
      <text:p text:style-name="Preformatted_20_Text">generating the error.)</text:p>
      <text:p text:style-name="Preformatted_20_Text"/>
      <text:p text:style-name="Preformatted_20_Text"><text:s/>The summary display after pass 2 does not correctly display the address</text:p>
      <text:p text:style-name="Preformatted_20_Text">counter.</text:p>
      <text:p text:style-name="Preformatted_20_Text"/>
      <text:p text:style-name="Preformatted_20_Text"><text:s/>Post compiler view file routines are unreliable with anything but small</text:p>
      <text:p text:style-name="Preformatted_20_Text">source files. Larger files can be viewed with a text editor.</text:p>
      <text:p text:style-name="Preformatted_20_Text"><text:soft-page-break/></text:p>
      <text:p text:style-name="Preformatted_20_Text"><text:s text:c="2"/>Although the symbol table and instruction set are loaded into binary</text:p>
      <text:p text:style-name="Preformatted_20_Text">search trees the compiler program does not balance the trees. An unbalanced</text:p>
      <text:p text:style-name="Preformatted_20_Text">tree is less efficient. In fact, the instruction set file editor writes</text:p>
      <text:p text:style-name="Preformatted_20_Text">the instruction set file by printing an in-order traversal of the tree</text:p>
      <text:p text:style-name="Preformatted_20_Text">it created. This results in the instructions being written in alphabetical</text:p>
      <text:p text:style-name="Preformatted_20_Text">order. When the compiler inserts the data into its search tree it will</text:p>
      <text:p text:style-name="Preformatted_20_Text">always select the right node because the key of the node read will always</text:p>
      <text:p text:style-name="Preformatted_20_Text">be less than the keys of nodes already inserted into the tree. Probably</text:p>
      <text:p text:style-name="Preformatted_20_Text">the best solution to this problem is to not worry about the symbol table,</text:p>
      <text:p text:style-name="Preformatted_20_Text">but implement code to balance the instruction set tree in the instruction</text:p>
      <text:p text:style-name="Preformatted_20_Text">set file editor. The instruction set file should then be written using a</text:p>
      <text:p text:style-name="Preformatted_20_Text">level-order traversal of the instruction tree.</text:p>
      <text:p text:style-name="Preformatted_20_Text"/>
      <text:p text:style-name="Preformatted_20_Text"/>
      <text:p text:style-name="Preformatted_20_Text"><text:tab/> *********************************************</text:p>
      <text:p text:style-name="Preformatted_20_Text"/>
      <text:p text:style-name="Preformatted_20_Text"><text:s/>j8_oped.cpp</text:p>
      <text:p text:style-name="Preformatted_20_Text"><text:tab/>Instruction set file editor for J8 AL Compiler.</text:p>
      <text:p text:style-name="Preformatted_20_Text"><text:tab/>The file "a:xinstr.set" contains the instruction set translations,</text:p>
      <text:p text:style-name="Preformatted_20_Text"><text:s/>this utility is used to create and/or edit that file. For instance, if</text:p>
      <text:p text:style-name="Preformatted_20_Text"><text:s/>you prefer the mnemonic CAL to GSB to call a subroutine you can use</text:p>
      <text:p text:style-name="Preformatted_20_Text"><text:s/>this utility to change it.</text:p>
      <text:p text:style-name="Preformatted_20_Text"/>
      <text:p text:style-name="Preformatted_20_Text"><text:tab/>When "j8_oped.exe" is run user is presented with a main menu.</text:p>
      <text:p text:style-name="Preformatted_20_Text"><text:tab/><text:tab/>1. new rule tree - initializes the rule tree. Any existing tree</text:p>
      <text:p text:style-name="Preformatted_20_Text"><text:tab/><text:tab/><text:tab/><text:tab/><text:tab/><text:tab/><text:tab/><text:tab/> in memory is destroyed.</text:p>
      <text:p text:style-name="Preformatted_20_Text"><text:tab/><text:tab/>2. add rules</text:p>
      <text:p text:style-name="Preformatted_20_Text"><text:tab/><text:tab/>3. delete rules</text:p>
      <text:p text:style-name="Preformatted_20_Text"><text:tab/><text:tab/>4. view rules</text:p>
      <text:p text:style-name="Preformatted_20_Text"><text:tab/><text:tab/>5. search rule</text:p>
      <text:p text:style-name="Preformatted_20_Text"><text:tab/><text:tab/>6. rule I/O <text:s text:c="5"/>- read or write instruction set file</text:p>
      <text:p text:style-name="Preformatted_20_Text"/>
      <text:p text:style-name="Preformatted_20_Text"><text:tab/>When add rule option is selected user is:</text:p>
      <text:p text:style-name="Preformatted_20_Text"><text:tab/> <text:s/>*Prompted to enter op-code - enter 3 letter mnemonic code</text:p>
      <text:p text:style-name="Preformatted_20_Text"><text:tab/> <text:s/>*Prompted to enter op-code - decimal ML value</text:p>
      <text:p text:style-name="Preformatted_20_Text"><text:tab/> <text:s/>*Prompted to enter number of arguments - enter 0 or 1</text:p>
      <text:p text:style-name="Preformatted_20_Text"><text:tab/> <text:s/>*Prompted to add another rule - enter y or n</text:p>
      <text:p text:style-name="Preformatted_20_Text"/>
      <text:p text:style-name="Preformatted_20_Text"/>
      <text:p text:style-name="Preformatted_20_Text"><text:tab/><text:tab/><text:tab/>*********************************</text:p>
      <text:p text:style-name="Preformatted_20_Text"><text:s/></text:p>
      <text:p text:style-name="Preformatted_20_Text">Test Files</text:p>
      <text:p text:style-name="Preformatted_20_Text"/>
      <text:p text:style-name="Preformatted_20_Text">test.src <text:tab/> - a file with assorted syntax errors.</text:p>
      <text:p text:style-name="Preformatted_20_Text">test1.src <text:s text:c="3"/>- a file with assorted syntax errors.</text:p>
      <text:p text:style-name="Preformatted_20_Text">test2.src <text:s text:c="3"/>- a file with assorted syntax errors.</text:p>
      <text:p text:style-name="Preformatted_20_Text"/>
      <text:p text:style-name="Preformatted_20_Text">addition.src - source code from Simple Computer handout.</text:p>
      <text:p text:style-name="Preformatted_20_Text">multiply.src - source code to take a 2-digit number and multiply</text:p>
      <text:p text:style-name="Preformatted_20_Text"><text:tab/><text:tab/><text:tab/><text:tab/><text:tab/>it by a 1-digit number.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meta:document-statistic meta:table-count="1" meta:image-count="0" meta:object-count="0" meta:page-count="3" meta:paragraph-count="163" meta:word-count="884" meta:character-count="5341"/>
    <dc:date>2021-07-25T02:12:37.04</dc:date>
    <dc:creator>Jay Babel</dc:creator>
    <meta:editing-duration>PT22M43S</meta:editing-duration>
    <meta:editing-cycles>1</meta:editing-cycles>
  </office:meta>
</office:document-meta>
</file>